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color="#FF0000" fo:font-size="24pt" style:font-size-asian="24pt" style:font-size-complex="24pt"/>
    </style:style>
    <style:style style:name="P2" style:parent-style-name="Normal" style:family="paragraph">
      <style:text-properties fo:color="#4472C4" fo:font-size="16pt" style:font-size-asian="16pt" style:font-size-complex="16pt"/>
    </style:style>
    <style:style style:name="P3" style:parent-style-name="Normal" style:family="paragraph">
      <style:text-properties fo:color="#4472C4" fo:font-size="16pt" style:font-size-asian="16pt" style:font-size-complex="16pt"/>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office:automatic-styles>
  <office:body>
    <office:text text:use-soft-page-breaks="true">
      <text:p text:style-name="P1">Rapport de projet POO</text:p>
      <text:p text:style-name="P2">Diagramme UML :</text:p>
      <text:p text:style-name="Normal">Nous sommes partis d’un club ayant pour attribut un nom, une ville, et<text:s/>une liste<text:s/>de membres. Ce club peut organiser un évènement de type compétition ou<text:s/>évents,<text:s/>deux classes héritent donc<text:s/>d’évènement. Il existe deux types de<text:s/>compétitions : les compétitions individuel composées uniquement de match simple et les compétitions par<text:s/>équipe<text:s/>composées de match simple et double.<text:s/>Les<text:s/>membres et le personnel héritent de la classe<text:s/>identité. Les membres peuvent être ou des joueurs loisirs ou des joueurs<text:s/>compétitions. Dans<text:s/>le personnel il existe un attribut<text:s/>booléen entraineur_est_joueur qui est true si le joueur est un<text:s/>entraineur. A<text:s/>ce<text:s/>moment-là<text:s/>un joueur avec les attributs de l’entraineur est<text:s/>créé. La classe membre hérite d’Incomparable afin que l’on puisse Comparer les membres par nom, prénom, naissance (du plus jeune au plus vieux) et ceux qui ont payés de ceux qui n’ont pas payés. Dans la fenêtre<text:s/>Liste_membre<text:s/>on utilise donc des délégations pour trier et afficher les joueurs.</text:p>
      <text:p text:style-name="Normal"/>
      <text:p text:style-name="P3">Interface :</text:p>
      <text:p text:style-name="P4">Module membre :</text:p>
      <text:p text:style-name="Normal">On<text:s/>peut<text:s/>afficher la liste des membres dans ce même modules si on clique sur le bouton nom on les trie par ordre<text:s/>alphabétiques. Si<text:s/>on appuie sur le bouton date de naissance on tire du plus jeune au plus agence appuyant sur le bouton compétitions respectivement<text:s/>loisir, uniquement<text:s/>les<text:s/>joueurs<text:s/>compétitions, respectivement<text:s/>loisir s’affiche.</text:p>
      <text:p text:style-name="Normal">On<text:s/>peut<text:s/>également ajouter un membre qui sera enregistre dans un fichier, il faut saisir un classement uniquement si l’on joue en loisir.</text:p>
      <text:p text:style-name="Normal"/>
      <text:p text:style-name="Normal">ON<text:s/>peut<text:s/>également supprimer un<text:s/>joueur<text:s/>en<text:s/>saisies<text:s/>son<text:s/>prénom<text:s/>ainsi que son nom.</text:p>
      <text:p text:style-name="Normal">Pour modifier un<text:s/>joueur<text:s/>il faut saisir son nom et son prénom et puis les cases que l’on<text:s/>veut<text:s/>changer.</text:p>
      <text:p text:style-name="Normal"/>
      <text:p text:style-name="P5">Module Compétitions :</text:p>
      <text:p text:style-name="Normal">ON<text:s/>peut<text:s/>créer<text:s/>une compétition individuelle<text:s/>ou par<text:s/>équipe. Pour<text:s/>saisir les<text:s/>joueurs, il<text:s/>faut saisir leur nom de famille avec des<text:s/>« / »<text:s/>entre chaque nom de<text:s/>joueurs. Lorsque<text:s/>la compétition est<text:s/>créée<text:s/>le match est jouer aléatoirement.</text:p>
      <text:p text:style-name="Normal">On<text:s/>peut<text:s/>également voir les différentes compétitions.</text:p>
      <text:p text:style-name="Normal"/>
      <text:p text:style-name="P6">Modules Statistiques :</text:p>
      <text:p text:style-name="Normal">On peut voir les statistiques du club par année en appuyant sur résultat u club ou voir les statistiques par joueur en appuyant sur le bouton résultat par joueur.</text:p>
      <text:p text:style-name="Normal"/>
      <text:p text:style-name="Normal"/>
      <text:p text:style-name="P7">Modules Autres :</text:p>
      <text:p text:style-name="Normal">Nous avons ajouté 4 modules dans autres qui sont trouver un partenaire qui permet de trouver un partenaire qui a le même âge si un partenaire a le même âge. Il y a également la section, commentaire qui permets de mettre un commentaire que le club pourra lire dans un fichier texte. Il y a également une page recyclage sur ce que fais le club en matière de recyclage et une fenêtre règlement intérieur ou l’on<text:s/>peut<text:s/>voir le règlement intérieu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Normal">MEYNET Florian <text:s text:c="144"/>TD E</text:p>
        <text:p text:style-name="Normal">WITVOET Lucas <text:s/></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TVOET Lucas</meta:initial-creator>
    <dc:creator>WITVOET Lucas</dc:creator>
    <meta:creation-date>2020-01-17T09:50:00Z</meta:creation-date>
    <dc:date>2020-01-17T16:02:00Z</dc:date>
    <meta:template xlink:href="Normal.dotm" xlink:type="simple"/>
    <meta:editing-cycles>4</meta:editing-cycles>
    <meta:editing-duration>PT6660S</meta:editing-duration>
    <meta:user-defined meta:name="ContentTypeId">0x0101007D5E3968327F484AA995A591EA850603</meta:user-defined>
    <meta:document-statistic meta:page-count="2" meta:paragraph-count="5" meta:word-count="408" meta:character-count="2653" meta:row-count="18" meta:non-whitespace-character-count="2250"/>
  </office:meta>
</office:document-meta>
</file>